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b3b3b3"/>
    </style:style>
    <style:style style:name="ce7" style:family="table-cell" style:parent-style-name="Default">
      <style:text-properties fo:color="#cccccc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1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43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9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8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9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2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Apache 2.4</text:p>
          </table:table-cell>
          <table:table-cell table:style-name="ce6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ant 1.8.4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tomcat</text:p>
          </table:table-cell>
          <table:table-cell table:style-name="ce6" office:value-type="string">
            <text:p>downloaded and extracted</text:p>
          </table:table-cell>
          <table:table-cell table:style-name="ce6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9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9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Change genre table to tag table</text:p>
          </table:table-cell>
          <table:table-cell table:style-name="ce6" office:value-type="string">
            <text:p>Entails changing the genre.py script, models.py, genre.sql, genre_contains.sql, and most likely starting the script over from the beginning</text:p>
          </table:table-cell>
          <table:table-cell table:style-name="ce6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0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ement (see IDEAS section of NOTES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10/28/2012</text:date>, <text:time>18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10-28T18:04:43</dc:date>
    <meta:editing-duration>P1DT6H6M14S</meta:editing-duration>
    <meta:editing-cycles>123</meta:editing-cycles>
    <meta:generator>LibreOffice/3.3$Unix LibreOffice_project/330m19$Build-401</meta:generator>
    <dc:creator>Tyler Hayes</dc:creator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